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4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80902</text:span></text:p>
      <text:p text:style-name="Standard"><text:span text:style-name="T4">שם העסק/מבנה</text:span><text:span text:style-name="T3"> <text:s text:c="2"/></text:span><text:span text:style-name="T1">אולם אירועים הרודיון</text:span></text:p>
      <text:p text:style-name="P8"/>
      <text:p text:style-name="Standard"><text:span text:style-name="T4">כתובת</text:span><text:span text:style-name="T3"> </text:span><text:span text:style-name="T4"><text:s text:c="2"/></text:span><text:span text:style-name="T1">סחרוב 20 פינת מזל אליעזר 7 ראשל"צ</text:span></text:p>
      <text:p text:style-name="P8"/>
      <text:p text:style-name="Standard"><text:span text:style-name="T4">טלפון</text:span><text:span text:style-name="T1"> <text:s text:c="7"/>03-9627999/44 <text:s text:c="133"/></text:span></text:p>
      <text:p text:style-name="P8"/>
      <text:p text:style-name="Standard"><text:span text:style-name="T4">המפתחות נמצאים</text:span><text:span text:style-name="T1"> <text:s/>יגאל מואס ואבי כהן</text:span></text:p>
      <text:p text:style-name="P5"/>
      <text:p text:style-name="Standard"><text:span text:style-name="T4">מיקום מפסק זרם ראשי</text:span><text:span text:style-name="T1"> <text:s/>בלובי סמוך לשירותים בקרקע</text:span></text:p>
      <text:p text:style-name="P5"/>
      <text:p text:style-name="Standard"><text:span text:style-name="T4">גנרטור: </text:span><text:span text:style-name="T1">קיים בחזית דר' של המבנה</text:span></text:p>
      <text:p text:style-name="Standard"><text:span text:style-name="T4">מיקום ברזי כיבוי עיקריים "3</text:span><text:span text:style-name="T1"> <text:s/>בחזית המבנה רח' מזל אליעזר 7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יגאל מואס</text:span></text:p>
          </table:table-cell>
          <table:table-cell table:style-name="Table2.A1" office:value-type="string">
            <text:p text:style-name="P1"><text:span text:style-name="T1">מנהל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0-4470403</text:span></text:p>
          </table:table-cell>
          <table:table-cell table:style-name="Table2.A1" office:value-type="string">
            <text:p text:style-name="P1"><text:span text:style-name="T1">הגבורה היהודית 30 ראשל"צ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אבי כהן</text:span></text:p>
          </table:table-cell>
          <table:table-cell table:style-name="Table2.A1" office:value-type="string">
            <text:p text:style-name="P1"><text:span text:style-name="T1">אב בית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0-9090414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 : צובר 1000 גלון משמש לשני המטבחים , שימוש נוסף לצרכים מתחת לפרגולה ממיכלים קטנים.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3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אולם גדול (גפן) – 780 איש. אולם קטן(תמר) 350 איש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ברז מגוף ראשי למערכת ספרינקלרים נמצא סמוך לדלת כניסה אחורית – מז' של המטבח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בכל המבנה מותקנת מע' גלאי אש ועשן ומע' ספרינקלרים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גנרטורים חרום נמצא בדרך גישה לחניה (חיצוני) בצד האולם(מימין)</text:span><text:bookmark text:name="_GoBack"/>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הודית אופק</dc:creator>
    <meta:editing-cycles>2</meta:editing-cycles>
    <meta:print-date>2012-01-05T11:00:00</meta:print-date>
    <meta:creation-date>2013-08-12T18:00:00</meta:creation-date>
    <dc:date>2013-08-12T18:00:00</dc:date>
    <meta:editing-duration>PT3S</meta:editing-duration>
    <meta:generator>OpenOffice/4.0.1$Win32 OpenOffice.org_project/401m5$Build-9714</meta:generator>
    <meta:document-statistic meta:table-count="6" meta:image-count="0" meta:object-count="0" meta:page-count="2" meta:paragraph-count="53" meta:word-count="220" meta:character-count="16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